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3">
      <style:graphic-properties draw:fill="none" draw:stroke="solid" svg:stroke-width="0.00694in" svg:stroke-color="#4472c4" draw:marker-start="a491" draw:marker-end="a492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4">
      <style:graphic-properties draw:fill="none" draw:stroke="solid" svg:stroke-width="0.00694in" svg:stroke-color="#4472c4" draw:marker-start="a512" draw:marker-end="a513" svg:stroke-opacity="100%" draw:stroke-linejoin="miter" svg:stroke-linecap="butt"/>
    </style:style>
    <style:style style:family="graphic" style:name="a517">
      <style:graphic-properties draw:fill="none" draw:stroke="solid" svg:stroke-width="0.00694in" svg:stroke-color="#4472c4" draw:marker-start="a515" draw:marker-end="a516" svg:stroke-opacity="100%" draw:stroke-linejoin="miter" svg:stroke-linecap="butt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0694in" svg:stroke-color="#4472c4" draw:marker-start="a398" draw:marker-end="a399" svg:stroke-opacity="100%" draw:stroke-linejoin="miter" svg:stroke-linecap="but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draw:fill="none" draw:stroke="solid" svg:stroke-width="0.00694in" svg:stroke-color="#4472c4" draw:marker-start="a401" draw:marker-end="a402" svg:stroke-opacity="100%" draw:stroke-linejoin="miter" svg:stroke-linecap="butt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0694in" svg:stroke-color="#4472c4" draw:marker-start="a404" draw:marker-end="a405" svg:stroke-opacity="100%" draw:stroke-linejoin="miter" svg:stroke-linecap="butt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solid" svg:stroke-width="0.00694in" svg:stroke-color="#4472c4" draw:marker-start="a407" draw:marker-end="a408" svg:stroke-opacity="100%" draw:stroke-linejoin="miter" svg:stroke-linecap="butt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none" draw:stroke="solid" svg:stroke-width="0.00694in" svg:stroke-color="#4472c4" draw:marker-start="a395" draw:marker-end="a396" svg:stroke-opacity="100%" draw:stroke-linejoin="miter" svg:stroke-linecap="butt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draw:fill="none" draw:stroke="solid" svg:stroke-width="0.00694in" svg:stroke-color="#4472c4" draw:marker-start="a410" draw:marker-end="a411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draw:fill="none" draw:stroke="solid" svg:stroke-width="0.00694in" svg:stroke-color="#4472c4" draw:marker-start="a413" draw:marker-end="a414" svg:stroke-opacity="100%" draw:stroke-linejoin="miter" svg:stroke-linecap="butt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none" draw:stroke="solid" svg:stroke-width="0.00694in" svg:stroke-color="#4472c4" draw:marker-start="a416" draw:marker-end="a417" svg:stroke-opacity="100%" draw:stroke-linejoin="miter" svg:stroke-linecap="butt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b4c7e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ffe6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b4c7e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0694in" svg:stroke-color="#4472c4" draw:marker-start="a419" draw:marker-end="a420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4472c4" draw:marker-start="a422" draw:marker-end="a423" svg:stroke-opacity="100%" draw:stroke-linejoin="miter" svg:stroke-linecap="but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>
      <style:graphic-properties draw:fill="none" draw:stroke="solid" svg:stroke-width="0.00694in" svg:stroke-color="#4472c4" draw:marker-start="a425" draw:marker-end="a426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0694in" svg:stroke-color="#4472c4" draw:marker-start="a428" draw:marker-end="a429" svg:stroke-opacity="100%" draw:stroke-linejoin="miter" svg:stroke-linecap="butt"/>
    </style:style>
    <style:style style:family="graphic" style:name="a433">
      <style:graphic-properties draw:fill="none" draw:stroke="solid" svg:stroke-width="0.00694in" svg:stroke-color="#4472c4" draw:marker-start="a431" draw:marker-end="a432" svg:stroke-opacity="100%" draw:stroke-linejoin="miter" svg:stroke-linecap="butt"/>
    </style:style>
    <style:style style:family="graphic" style:name="a481">
      <style:graphic-properties draw:fill="none" draw:stroke="solid" svg:stroke-width="0.00694in" svg:stroke-color="#4472c4" draw:marker-start="a479" draw:marker-end="a48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0694in" svg:stroke-color="#4472c4" draw:marker-start="a434" draw:marker-end="a435" svg:stroke-opacity="100%" draw:stroke-linejoin="miter" svg:stroke-linecap="butt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0694in" svg:stroke-color="#4472c4" draw:marker-start="a437" draw:marker-end="a438" svg:stroke-opacity="100%" draw:stroke-linejoin="miter" svg:stroke-linecap="butt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none" draw:stroke="solid" svg:stroke-width="0.00694in" svg:stroke-color="#4472c4" draw:marker-start="a500" draw:marker-end="a501" svg:stroke-opacity="100%" draw:stroke-linejoin="miter" svg:stroke-linecap="but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5">
      <style:graphic-properties draw:fill="none" draw:stroke="solid" svg:stroke-width="0.00694in" svg:stroke-color="#4472c4" draw:marker-start="a503" draw:marker-end="a504" svg:stroke-opacity="100%" draw:stroke-linejoin="miter" svg:stroke-linecap="butt"/>
    </style:style>
    <style:style style:family="graphic" style:name="a553">
      <style:graphic-properties draw:fill="none" draw:stroke="solid" svg:stroke-width="0.00694in" svg:stroke-color="#4472c4" draw:marker-end="a552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1.13653in" svg:y="0.31462in" svg:width="9.11727in" svg:height="6.87076in" draw:id="id63" draw:style-name="a338" draw:name="Rectangle 9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895in" svg:y="0.66509in" svg:width="7.05208in" svg:height="4.46875in" draw:id="id64" draw:style-name="a341" draw:name="Rectangle 3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1499in" svg:y1="0.66509in" draw:start-shape="id64" draw:start-glue-point="0" svg:x2="6.51499in" svg:y2="5.13384in" draw:end-shape="id64" draw:end-glue-point="2" draw:id="id65" draw:style-name="a342" draw:name="Connecteur droit 5">
          <svg:title/>
          <svg:desc/>
        </draw:connector>
        <draw:connector draw:type="line" svg:x1="2.98895in" svg:y1="2.83933in" svg:x2="10.04103in" svg:y2="2.83933in" draw:id="id66" draw:style-name="a343" draw:name="Connecteur droit 7">
          <svg:title/>
          <svg:desc/>
        </draw:connector>
        <draw:custom-shape svg:x="6.3535in" svg:y="1.47835in" svg:width="0.28282in" svg:height="0.63636in" draw:id="id67" draw:style-name="a346" draw:name="Rectangle 8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7374in" svg:y="3.76263in" svg:width="0.28282in" svg:height="0.63636in" draw:id="id68" draw:style-name="a349" draw:name="Rectangle 9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282in" svg:height="0.63636in" draw:id="id69" draw:style-name="a352" draw:transform="translate(-0.14141in -0.31818in) rotate(-4.71239) translate(4.46915in 2.8005in)" draw:name="Rectangle 10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282in" svg:height="0.63636in" draw:id="id70" draw:style-name="a355" draw:transform="translate(-0.14141in -0.31818in) rotate(-4.71239) translate(8.1366in 2.89946in)" draw:name="Rectangle 11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576in" svg:y="4.85102in" svg:width="1.0303in" svg:height="0.28282in" draw:id="id71" draw:style-name="a358" draw:name="Rectangle 12">
          <svg:title/>
          <svg:desc/>
          <text:p text:style-name="a357" text:class-names="" text:cond-style-name=""><text:span text:style-name="a356" text:class-names="">fermé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0303in" svg:height="0.28742in" draw:id="id72" draw:style-name="a361" draw:transform="translate(-0.51515in -0.14371in) rotate(-5.23301) translate(4.81618in 4.61798in)" draw:name="Rectangle 13">
          <svg:title/>
          <svg:desc/>
          <text:p text:style-name="a360" text:class-names="" text:cond-style-name=""><text:span text:style-name="a359" text:class-names="">ouver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545in" svg:y="0.66509in" svg:width="8.49558in" svg:height="6.16982in" draw:id="id73" draw:style-name="a364" draw:name="Rectangle 16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101in" svg:y="6.35354in" svg:width="2.77723in" svg:height="0.48137in" draw:id="id74" draw:style-name="a367" draw:name="Rectangle 17">
          <svg:title/>
          <svg:desc/>
          <text:p text:style-name="a366" text:class-names="" text:cond-style-name=""><text:span text:style-name="a365" text:class-names="">fermé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6364in" svg:y="6.36279in" svg:width="2.77723in" svg:height="0.48137in" draw:id="id75" draw:style-name="a370" draw:name="Rectangle 18">
          <svg:title/>
          <svg:desc/>
          <text:p text:style-name="a369" text:class-names="" text:cond-style-name=""><text:span text:style-name="a368" text:class-names="">ouver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01081in" svg:height="0.28282in" draw:id="id76" draw:style-name="a373" draw:transform="translate(-0.5054in -0.14141in) rotate(-1.5708) translate(3.00432in 2.23135in)" draw:name="Rectangle 21">
          <svg:title/>
          <svg:desc/>
          <text:p text:style-name="a372" text:class-names="" text:cond-style-name=""><text:span text:style-name="a371" text:class-names="">ouver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3283in" svg:height="0.28282in" draw:id="id77" draw:style-name="a376" draw:transform="translate(-0.46641in -0.14141in) rotate(-1.5708) translate(2.98895in 1.25026in)" draw:name="Rectangle 22">
          <svg:title/>
          <svg:desc/>
          <text:p text:style-name="a375" text:class-names="" text:cond-style-name=""><text:span text:style-name="a374" text:class-names="">fermé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465in" svg:y="4.39899in" svg:width="2.21812in" svg:height="0.73324in" draw:id="id78" draw:style-name="a379" draw:name="Rectangle 23">
          <svg:title/>
          <svg:desc/>
          <text:p text:style-name="a378" text:class-names="" text:cond-style-name=""><text:span text:style-name="a377" text:class-names="">lc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9591in" svg:y="2.83008in" svg:width="0.36941in" svg:height="0.40224in" draw:id="id79" draw:style-name="a382" draw:name="Rectangle 24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8699in" svg:y="0.66984in" svg:width="0.36941in" svg:height="0.40224in" draw:id="id80" draw:style-name="a385" draw:name="Rectangle 26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6578in" svg:y="0.64519in" svg:width="0.36941in" svg:height="0.40224in" draw:id="id81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499in" svg:y="2.83681in" svg:width="0.36941in" svg:height="0.40224in" draw:id="id82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5645in" svg:y="2.54656in" svg:width="0.468in" svg:height="0.28282in" draw:id="id83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41277in" svg:y1="4.25758in" svg:x2="7.19465in" svg:y2="4.25758in" draw:id="id84" draw:style-name="a397" draw:name="Connecteur droit avec flèche 31">
          <svg:title/>
          <svg:desc/>
        </draw:connector>
        <draw:connector draw:type="line" svg:x1="4.12445in" svg:y1="2.41414in" svg:x2="3.65645in" svg:y2="2.41414in" draw:id="id85" draw:style-name="a400" draw:name="Connecteur droit avec flèche 32">
          <svg:title/>
          <svg:desc/>
        </draw:connector>
        <draw:connector draw:type="line" svg:x1="10.10569in" svg:y1="1.21492in" svg:x2="9.63769in" svg:y2="1.21492in" draw:id="id86" draw:style-name="a403" draw:name="Connecteur droit avec flèche 36">
          <svg:title/>
          <svg:desc/>
        </draw:connector>
        <draw:connector draw:type="line" svg:x1="5.2766in" svg:y1="4.32805in" svg:x2="4.8428in" svg:y2="5.03329in" draw:id="id87" draw:style-name="a406" draw:name="Connecteur droit avec flèche 38">
          <svg:title/>
          <svg:desc/>
        </draw:connector>
        <draw:connector draw:type="line" svg:x1="4.78733in" svg:y1="6.25758in" svg:x2="2.10595in" svg:y2="6.25758in" draw:id="id88" draw:style-name="a409" draw:name="Connecteur droit avec flèche 40">
          <svg:title/>
          <svg:desc/>
        </draw:connector>
        <draw:connector draw:type="line" svg:x1="3.20114in" svg:y1="1.78813in" svg:x2="3.20115in" svg:y2="0.83051in" draw:id="id89" draw:style-name="a412" draw:name="Connecteur droit avec flèche 42">
          <svg:title/>
          <svg:desc/>
        </draw:connector>
        <draw:connector draw:type="line" svg:x1="10.04103in" svg:y1="5.30808in" svg:x2="3.00432in" svg:y2="5.30808in" draw:id="id90" draw:style-name="a415" draw:name="Connecteur droit avec flèche 44">
          <svg:title/>
          <svg:desc/>
        </draw:connector>
        <draw:connector draw:type="line" svg:x1="2.68659in" svg:y1="5.13224in" svg:x2="2.68168in" svg:y2="0.7058in" draw:id="id91" draw:style-name="a418" draw:name="Connecteur droit avec flèche 46">
          <svg:title/>
          <svg:desc/>
        </draw:connector>
        <draw:connector draw:type="line" svg:x1="10.04103in" svg:y1="7.02525in" svg:x2="1.54546in" svg:y2="7.02525in" draw:id="id92" draw:style-name="a421" draw:name="Connecteur droit avec flèche 50">
          <svg:title/>
          <svg:desc/>
        </draw:connector>
        <draw:connector draw:type="line" svg:x1="1.40042in" svg:y1="6.7942in" svg:x2="1.40042in" svg:y2="0.66509in" draw:id="id93" draw:style-name="a424" draw:name="Connecteur droit avec flèche 52">
          <svg:title/>
          <svg:desc/>
        </draw:connector>
        <draw:connector draw:type="line" svg:x1="10.0564in" svg:y1="0.51538in" svg:x2="6.61885in" svg:y2="0.53101in" draw:id="id94" draw:style-name="a427" draw:name="Connecteur droit avec flèche 54">
          <svg:title/>
          <svg:desc/>
        </draw:connector>
        <draw:connector draw:type="line" svg:x1="6.4657in" svg:y1="0.5232in" svg:x2="3.01577in" svg:y2="0.5232in" draw:id="id95" draw:style-name="a430" draw:name="Connecteur droit avec flèche 57">
          <svg:title/>
          <svg:desc/>
        </draw:connector>
        <draw:connector draw:type="line" svg:x1="6.6997in" svg:y1="2.81365in" svg:x2="6.6997in" svg:y2="0.7626in" draw:id="id96" draw:style-name="a433" draw:name="Connecteur droit avec flèche 59">
          <svg:title/>
          <svg:desc/>
        </draw:connector>
        <draw:connector draw:type="line" svg:x1="10.11931in" svg:y1="5.13224in" svg:x2="10.11931in" svg:y2="2.89946in" draw:id="id97" draw:style-name="a436" draw:name="Connecteur droit avec flèche 62">
          <svg:title/>
          <svg:desc/>
        </draw:connector>
        <draw:connector draw:type="line" svg:x1="10.11931in" svg:y1="6.90584in" svg:x2="10.11931in" svg:y2="5.30808in" draw:id="id98" draw:style-name="a439" draw:name="Connecteur droit avec flèche 65">
          <svg:title/>
          <svg:desc/>
        </draw:connector>
        <draw:frame draw:id="id99" draw:style-name="a442" draw:name="ZoneTexte 67" svg:x="7.83863in" svg:y="3.92414in" svg:width="1.23232in" svg:height="0.40391in">
          <draw:text-box>
            <text:p text:style-name="a441" text:class-names="" text:cond-style-name=""><text:span text:style-name="a440" text:class-names=""><text:s text:c="1"/>7-8 cm</text:span></text:p>
          </draw:text-box>
          <svg:title/>
          <svg:desc/>
        </draw:frame>
        <draw:frame draw:id="id100" draw:style-name="a445" draw:name="ZoneTexte 68" svg:x="9.51627in" svg:y="1.21397in" svg:width="0.96952in" svg:height="0.40391in">
          <draw:text-box>
            <text:p text:style-name="a444" text:class-names="" text:cond-style-name=""><text:span text:style-name="a443" text:class-names="">0,5 cm</text:span></text:p>
          </draw:text-box>
          <svg:title/>
          <svg:desc/>
        </draw:frame>
        <draw:frame draw:id="id101" draw:style-name="a448" draw:name="ZoneTexte 69" svg:x="3.54754in" svg:y="2.0564in" svg:width="0.99343in" svg:height="0.40391in">
          <draw:text-box>
            <text:p text:style-name="a447" text:class-names="" text:cond-style-name=""><text:span text:style-name="a446" text:class-names="">3,2 cm</text:span></text:p>
          </draw:text-box>
          <svg:title/>
          <svg:desc/>
        </draw:frame>
        <draw:frame draw:id="id102" draw:style-name="a451" draw:name="ZoneTexte 70" svg:x="5.0549in" svg:y="4.57774in" svg:width="1.08486in" svg:height="0.40391in">
          <draw:text-box>
            <text:p text:style-name="a450" text:class-names="" text:cond-style-name=""><text:span text:style-name="a449" text:class-names="">4 cm</text:span></text:p>
          </draw:text-box>
          <svg:title/>
          <svg:desc/>
        </draw:frame>
        <draw:frame draw:id="id103" draw:style-name="a454" draw:name="ZoneTexte 71" svg:x="2.98895in" svg:y="0.10481in" svg:width="3.38479in" svg:height="0.40391in">
          <draw:text-box>
            <text:p text:style-name="a453" text:class-names="" text:cond-style-name=""><text:span text:style-name="a452" text:class-names="">15 cm</text:span></text:p>
          </draw:text-box>
          <svg:title/>
          <svg:desc/>
        </draw:frame>
        <draw:frame draw:id="id104" draw:style-name="a457" draw:name="ZoneTexte 73" svg:x="6.68611in" svg:y="0.13941in" svg:width="3.38479in" svg:height="0.40391in">
          <draw:text-box>
            <text:p text:style-name="a456" text:class-names="" text:cond-style-name=""><text:span text:style-name="a455" text:class-names="">15 cm</text:span></text:p>
          </draw:text-box>
          <svg:title/>
          <svg:desc/>
        </draw:frame>
        <draw:frame draw:id="id105" draw:style-name="a460" draw:name="ZoneTexte 74" svg:x="4.93742in" svg:y="5.33587in" svg:width="2.31873in" svg:height="0.40391in">
          <draw:text-box>
            <text:p text:style-name="a459" text:class-names="" text:cond-style-name=""><text:span text:style-name="a458" text:class-names="">30 cm</text:span></text:p>
          </draw:text-box>
          <svg:title/>
          <svg:desc/>
        </draw:frame>
        <draw:frame draw:id="id106" draw:style-name="a463" draw:name="ZoneTexte 75" svg:x="3.16071in" svg:y="1.10108in" svg:width="0.77366in" svg:height="0.40391in">
          <draw:text-box>
            <text:p text:style-name="a462" text:class-names="" text:cond-style-name=""><text:span text:style-name="a461" text:class-names="">3 cm</text:span></text:p>
          </draw:text-box>
          <svg:title/>
          <svg:desc/>
        </draw:frame>
        <draw:frame draw:id="id107" draw:style-name="a466" draw:name="ZoneTexte 76" svg:x="0.48279in" svg:y="2.66896in" svg:width="0.82643in" svg:height="0.40391in">
          <draw:text-box>
            <text:p text:style-name="a465" text:class-names="" text:cond-style-name=""><text:span text:style-name="a464" text:class-names="">30 cm</text:span></text:p>
          </draw:text-box>
          <svg:title/>
          <svg:desc/>
        </draw:frame>
        <draw:frame draw:id="id108" draw:style-name="a469" draw:name="ZoneTexte 77" svg:x="1.93123in" svg:y="2.24161in" svg:width="1.60094in" svg:height="0.40391in">
          <draw:text-box>
            <text:p text:style-name="a468" text:class-names="" text:cond-style-name=""><text:span text:style-name="a467" text:class-names="">23 cm</text:span></text:p>
          </draw:text-box>
          <svg:title/>
          <svg:desc/>
        </draw:frame>
        <draw:frame draw:id="id109" draw:style-name="a472" draw:name="ZoneTexte 78" svg:x="6.6795in" svg:y="1.39263in" svg:width="1.60094in" svg:height="0.40391in">
          <draw:text-box>
            <text:p text:style-name="a471" text:class-names="" text:cond-style-name=""><text:span text:style-name="a470" text:class-names=""><text:s text:c="1"/>11cm</text:span></text:p>
          </draw:text-box>
          <svg:title/>
          <svg:desc/>
        </draw:frame>
        <draw:frame draw:id="id110" draw:style-name="a475" draw:name="ZoneTexte 79" svg:x="10.28185in" svg:y="3.58241in" svg:width="1.60094in" svg:height="0.40391in">
          <draw:text-box>
            <text:p text:style-name="a474" text:class-names="" text:cond-style-name=""><text:span text:style-name="a473" text:class-names="">12 cm</text:span></text:p>
          </draw:text-box>
          <svg:title/>
          <svg:desc/>
        </draw:frame>
        <draw:frame draw:id="id111" draw:style-name="a478" draw:name="ZoneTexte 80" svg:x="10.18607in" svg:y="5.70075in" svg:width="1.60094in" svg:height="0.40391in">
          <draw:text-box>
            <text:p text:style-name="a477" text:class-names="" text:cond-style-name=""><text:span text:style-name="a476" text:class-names="">7 cm</text:span></text:p>
          </draw:text-box>
          <svg:title/>
          <svg:desc/>
        </draw:frame>
        <draw:connector draw:type="line" svg:x1="2.86291in" svg:y1="0.53101in" svg:x2="1.51565in" svg:y2="0.54332in" draw:id="id112" draw:style-name="a481" draw:name="Connecteur droit avec flèche 81">
          <svg:title/>
          <svg:desc/>
        </draw:connector>
        <draw:frame draw:id="id113" draw:style-name="a484" draw:name="ZoneTexte 83" svg:x="1.47885in" svg:y="0.04055in" svg:width="1.0464in" svg:height="0.40391in">
          <draw:text-box>
            <text:p text:style-name="a483" text:class-names="" text:cond-style-name=""><text:span text:style-name="a482" text:class-names="">5 cm</text:span></text:p>
          </draw:text-box>
          <svg:title/>
          <svg:desc/>
        </draw:frame>
        <draw:frame draw:id="id114" draw:style-name="a487" draw:name="ZoneTexte 84" svg:x="4.8428in" svg:y="7.03543in" svg:width="3.38479in" svg:height="0.40391in">
          <draw:text-box>
            <text:p text:style-name="a486" text:class-names="" text:cond-style-name=""><text:span text:style-name="a485" text:class-names="">35cm</text:span></text:p>
          </draw:text-box>
          <svg:title/>
          <svg:desc/>
        </draw:frame>
        <draw:frame draw:id="id115" draw:style-name="a490" draw:name="ZoneTexte 85" svg:x="2.39851in" svg:y="5.87759in" svg:width="3.38479in" svg:height="0.40391in">
          <draw:text-box>
            <text:p text:style-name="a489" text:class-names="" text:cond-style-name=""><text:span text:style-name="a488" text:class-names="">10 cm</text:span></text:p>
          </draw:text-box>
          <svg:title/>
          <svg:desc/>
        </draw:frame>
        <draw:connector draw:type="line" svg:x1="3.54179in" svg:y1="5.02422in" svg:x2="3.04281in" svg:y2="5.04236in" draw:id="id116" draw:style-name="a493" draw:name="Connecteur droit avec flèche 86">
          <svg:title/>
          <svg:desc/>
        </draw:connector>
        <draw:frame draw:id="id117" draw:style-name="a496" draw:name="ZoneTexte 88" svg:x="2.95398in" svg:y="4.61726in" svg:width="0.75866in" svg:height="0.40391in">
          <draw:text-box>
            <text:p text:style-name="a495" text:class-names="" text:cond-style-name=""><text:span text:style-name="a494" text:class-names="">3 cm</text:span></text:p>
          </draw:text-box>
          <svg:title/>
          <svg:desc/>
        </draw:frame>
        <draw:frame draw:id="id118" draw:style-name="a499" draw:name="ZoneTexte 89" svg:x="6.50104in" svg:y="4.64864in" svg:width="1.08486in" svg:height="0.40391in">
          <draw:text-box>
            <text:p text:style-name="a498" text:class-names="" text:cond-style-name=""><text:span text:style-name="a497" text:class-names="">4 cm</text:span></text:p>
          </draw:text-box>
          <svg:title/>
          <svg:desc/>
        </draw:frame>
        <draw:connector draw:type="line" svg:x1="6.4657in" svg:y1="5.02422in" svg:x2="5.66871in" svg:y2="5.04236in" draw:id="id119" draw:style-name="a502" draw:name="Connecteur droit avec flèche 90">
          <svg:title/>
          <svg:desc/>
        </draw:connector>
        <draw:connector draw:type="line" svg:x1="7.11111in" svg:y1="5.04236in" svg:x2="6.53519in" svg:y2="5.04236in" draw:id="id120" draw:style-name="a505" draw:name="Connecteur droit avec flèche 92">
          <svg:title/>
          <svg:desc/>
        </draw:connector>
        <draw:frame draw:id="id121" draw:style-name="a508" draw:name="ZoneTexte 94" svg:x="5.77721in" svg:y="4.675in" svg:width="0.71759in" svg:height="0.40391in">
          <draw:text-box>
            <text:p text:style-name="a507" text:class-names="" text:cond-style-name=""><text:span text:style-name="a506" text:class-names="">4 cm</text:span></text:p>
          </draw:text-box>
          <svg:title/>
          <svg:desc/>
        </draw:frame>
        <draw:frame draw:id="id122" draw:style-name="a511" draw:name="ZoneTexte 95" svg:x="9.43401in" svg:y="4.62003in" svg:width="1.08486in" svg:height="0.40391in">
          <draw:text-box>
            <text:p text:style-name="a510" text:class-names="" text:cond-style-name=""><text:span text:style-name="a509" text:class-names="">3 cm</text:span></text:p>
          </draw:text-box>
          <svg:title/>
          <svg:desc/>
        </draw:frame>
        <draw:connector draw:type="line" svg:x1="10.04103in" svg:y1="5.01907in" svg:x2="9.46512in" svg:y2="5.01907in" draw:id="id123" draw:style-name="a514" draw:name="Connecteur droit avec flèche 96">
          <svg:title/>
          <svg:desc/>
        </draw:connector>
        <draw:connector draw:type="line" svg:x1="11.08232in" svg:y1="0.43304in" svg:x2="11.08232in" svg:y2="7.22597in" draw:id="id124" draw:style-name="a517" draw:name="Connecteur droit avec flèche 99">
          <svg:title/>
          <svg:desc/>
        </draw:connector>
        <draw:frame draw:id="id125" draw:style-name="a520" draw:name="ZoneTexte 100" svg:x="11.03074in" svg:y="3.53306in" svg:width="1.24418in" svg:height="0.70684in">
          <draw:text-box>
            <text:p text:style-name="a519" text:class-names="" text:cond-style-name=""><text:span text:style-name="a518" text:class-names="">35 cm / 40 cm</text:span></text:p>
          </draw:text-box>
          <svg:title/>
          <svg:desc/>
        </draw:frame>
        <draw:custom-shape svg:x="12.25196in" svg:y="0.48125in" svg:width="0.468in" svg:height="0.26709in" draw:id="id126" draw:style-name="a523" draw:name="Rectangle 101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6315in" svg:y="0.8049in" svg:width="0.46468in" svg:height="0.26709in" draw:id="id127" draw:style-name="a526" draw:name="Rectangle 102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8118in" svg:y="1.12105in" svg:width="0.46468in" svg:height="0.26709in" draw:id="id128" draw:style-name="a529" draw:name="Rectangle 103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8393in" svg:y="1.4496in" svg:width="0.45918in" svg:height="0.26709in" draw:id="id129" draw:style-name="a532" draw:name="Rectangle 104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6709in" svg:height="0.46468in" draw:id="id130" draw:style-name="a535" draw:transform="translate(-0.13354in -0.23234in) rotate(-1.5708) translate(12.51627in 1.89136in)" draw:name="Rectangle 105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27112in" svg:y="2.07996in" svg:width="0.46468in" svg:height="0.26709in" draw:id="id131" draw:style-name="a538" draw:name="Rectangle 106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551" draw:name="ZoneTexte 107" svg:x="11.08591in" svg:y="0.43304in" svg:width="1.18948in" svg:height="1.91855in">
          <draw:text-box>
            <text:p text:style-name="a540" text:class-names="" text:cond-style-name=""><text:span text:style-name="a539" text:class-names="">Led</text:span></text:p>
            <text:p text:style-name="a542" text:class-names="" text:cond-style-name=""><text:span text:style-name="a541" text:class-names="">Capteur</text:span></text:p>
            <text:p text:style-name="a544" text:class-names="" text:cond-style-name=""><text:span text:style-name="a543" text:class-names="">Lcd</text:span></text:p>
            <text:p text:style-name="a546" text:class-names="" text:cond-style-name=""><text:span text:style-name="a545" text:class-names="">Porte</text:span></text:p>
            <text:p text:style-name="a548" text:class-names="" text:cond-style-name=""><text:span text:style-name="a547" text:class-names="">Fenêtre</text:span></text:p>
            <text:p text:style-name="a550" text:class-names="" text:cond-style-name=""><text:span text:style-name="a549" text:class-names="">Portail<text:s text:c="1"/></text:span></text:p>
          </draw:text-box>
          <svg:title/>
          <svg:desc/>
        </draw:frame>
        <draw:connector draw:type="curve" svg:x1="4.10277in" svg:y1="4.78162in" svg:x2="4.65195in" svg:y2="4.36814in" draw:id="id133" draw:style-name="a553" draw:name="Connecteur : en arc 86">
          <svg:title/>
          <svg:desc/>
        </draw:connector>
        <draw:frame draw:id="id134" draw:style-name="a556" draw:name="ZoneTexte 88" svg:x="3.6121in" svg:y="3.92414in" svg:width="0.92887in" svg:height="0.40391in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35" draw:style-name="a560" draw:name="ZoneTexte 89" svg:x="3.73964in" svg:y="4.20162in" svg:width="0.67813in" svg:height="0.40391in">
          <draw:text-box>
            <text:p text:style-name="a559" text:class-names="" text:cond-style-name=""><text:span text:style-name="a557" text:class-names="">145°</text:span><text:span text:style-name="a5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7" svg:viewBox="0 0 20 30" svg:d="m10 0-10 30h20z"/>
    <draw:marker draw:name="a491" svg:viewBox="0 0 20 30" svg:d="m10 0-10 30h20z"/>
    <draw:marker draw:name="a492" svg:viewBox="0 0 20 30" svg:d="m10 0-10 30h20z"/>
    <draw:marker draw:name="a419" svg:viewBox="0 0 20 30" svg:d="m10 0-10 30h20z"/>
    <draw:marker draw:name="a401" svg:viewBox="0 0 20 30" svg:d="m10 0-10 30h20z"/>
    <draw:marker draw:name="a402" svg:viewBox="0 0 20 30" svg:d="m10 0-10 30h20z"/>
    <draw:marker draw:name="a404" svg:viewBox="0 0 20 30" svg:d="m10 0-10 30h20z"/>
    <draw:marker draw:name="a405" svg:viewBox="0 0 20 30" svg:d="m10 0-10 30h20z"/>
    <draw:marker draw:name="a480" svg:viewBox="0 0 20 30" svg:d="m10 0-10 30h20z"/>
    <draw:marker draw:name="a512" svg:viewBox="0 0 20 30" svg:d="m10 0-10 30h20z"/>
    <draw:marker draw:name="a407" svg:viewBox="0 0 20 30" svg:d="m10 0-10 30h20z"/>
    <draw:marker draw:name="a513" svg:viewBox="0 0 20 30" svg:d="m10 0-10 30h20z"/>
    <draw:marker draw:name="a408" svg:viewBox="0 0 20 30" svg:d="m10 0-10 30h20z"/>
    <draw:marker draw:name="a515" svg:viewBox="0 0 20 30" svg:d="m10 0-10 30h20z"/>
    <draw:marker draw:name="a552" svg:viewBox="0 0 20 30" svg:d="m10 0-10 30h20z"/>
    <draw:marker draw:name="a516" svg:viewBox="0 0 20 30" svg:d="m10 0-10 30h20z"/>
    <draw:marker draw:name="a431" svg:viewBox="0 0 20 30" svg:d="m10 0-10 30h20z"/>
    <draw:marker draw:name="a500" svg:viewBox="0 0 20 30" svg:d="m10 0-10 30h20z"/>
    <draw:marker draw:name="a432" svg:viewBox="0 0 20 30" svg:d="m10 0-10 30h20z"/>
    <draw:marker draw:name="a501" svg:viewBox="0 0 20 30" svg:d="m10 0-10 30h20z"/>
    <draw:marker draw:name="a434" svg:viewBox="0 0 20 30" svg:d="m10 0-10 30h20z"/>
    <draw:marker draw:name="a503" svg:viewBox="0 0 20 30" svg:d="m10 0-10 30h20z"/>
    <draw:marker draw:name="a435" svg:viewBox="0 0 20 30" svg:d="m10 0-10 30h20z"/>
    <draw:marker draw:name="a504" svg:viewBox="0 0 20 30" svg:d="m10 0-10 30h20z"/>
    <draw:marker draw:name="a437" svg:viewBox="0 0 20 30" svg:d="m10 0-10 30h20z"/>
    <draw:marker draw:name="a438" svg:viewBox="0 0 20 30" svg:d="m10 0-10 30h20z"/>
    <draw:marker draw:name="a420" svg:viewBox="0 0 20 30" svg:d="m10 0-10 30h20z"/>
    <draw:marker draw:name="a422" svg:viewBox="0 0 20 30" svg:d="m10 0-10 30h20z"/>
    <draw:marker draw:name="a479" svg:viewBox="0 0 20 30" svg:d="m10 0-10 30h20z"/>
    <draw:marker draw:name="a423" svg:viewBox="0 0 20 30" svg:d="m10 0-10 30h20z"/>
    <draw:marker draw:name="a425" svg:viewBox="0 0 20 30" svg:d="m10 0-10 30h20z"/>
    <draw:marker draw:name="a426" svg:viewBox="0 0 20 30" svg:d="m10 0-10 30h20z"/>
    <draw:marker draw:name="a395" svg:viewBox="0 0 20 30" svg:d="m10 0-10 30h20z"/>
    <draw:marker draw:name="a396" svg:viewBox="0 0 20 30" svg:d="m10 0-10 30h20z"/>
    <draw:marker draw:name="a428" svg:viewBox="0 0 20 30" svg:d="m10 0-10 30h20z"/>
    <draw:marker draw:name="a429" svg:viewBox="0 0 20 30" svg:d="m10 0-10 30h20z"/>
    <draw:marker draw:name="a398" svg:viewBox="0 0 20 30" svg:d="m10 0-10 30h20z"/>
    <draw:marker draw:name="a410" svg:viewBox="0 0 20 30" svg:d="m10 0-10 30h20z"/>
    <draw:marker draw:name="a399" svg:viewBox="0 0 20 30" svg:d="m10 0-10 30h20z"/>
    <draw:marker draw:name="a411" svg:viewBox="0 0 20 30" svg:d="m10 0-10 30h20z"/>
    <draw:marker draw:name="a413" svg:viewBox="0 0 20 30" svg:d="m10 0-10 30h20z"/>
    <draw:marker draw:name="a414" svg:viewBox="0 0 20 30" svg:d="m10 0-10 30h20z"/>
    <draw:marker draw:name="a41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/11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0/11/2021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0/11/2021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0/11/2021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0/11/2021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0/11/2021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0/11/2021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0/11/2021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0/11/2021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0/11/2021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0/11/2021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0/11/2021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victoria bastide</meta:initial-creator>
    <dc:creator>victoria bastide</dc:creator>
    <meta:creation-date>2021-11-28T08:40:24Z</meta:creation-date>
    <dc:date>2021-11-30T18:45:07Z</dc:date>
    <meta:editing-cycles>1</meta:editing-cycles>
    <meta:editing-duration>PT3603S</meta:editing-duration>
    <meta:document-statistic meta:paragraph-count="35" meta:word-count="60"/>
  </office:meta>
</office:document-meta>
</file>